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OpenSans" svg:font-family="Open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1cm" draw:stroke-linejoin="miter" draw:fill="none"/>
    </style:style>
    <style:style style:name="gr2" style:family="graphic" style:parent-style-name="standard">
      <style:graphic-properties draw:stroke="none" svg:stroke-width="0.021cm" draw:stroke-linejoin="miter" draw:fill="solid" draw:fill-color="#000000" draw:opacity="0%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vg:stroke-color="#000000" draw:fill="solid" draw:fill-color="#eeeeee" draw:textarea-horizontal-align="justify" draw:textarea-vertical-align="middle" draw:auto-grow-height="false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3333" draw:fill="none" draw:fill-color="#ff3333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svg:stroke-color="#009900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OpenSans"/>
    </style:style>
    <style:style style:name="P4" style:family="paragraph">
      <style:text-properties style:font-name="Open Sans"/>
    </style:style>
    <style:style style:name="P5" style:family="paragraph">
      <style:paragraph-properties fo:text-align="center"/>
      <style:text-properties style:font-name="OpenSans" fo:font-size="18pt"/>
    </style:style>
    <style:style style:name="P6" style:family="paragraph">
      <style:text-properties style:font-name="Open Sans" fo:font-size="18pt"/>
    </style:style>
    <style:style style:name="P7" style:family="paragraph">
      <style:text-properties fo:font-size="18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text-properties fo:color="#0000ff" fo:font-size="14pt" fo:font-style="normal" style:font-size-asian="14pt" style:font-style-asian="normal" style:font-size-complex="14pt" style:font-style-complex="normal"/>
    </style:style>
    <style:style style:name="P10" style:family="paragraph">
      <style:text-properties fo:color="#ff0000" fo:font-style="normal" style:font-style-asian="normal" style:font-style-complex="normal"/>
    </style:style>
    <style:style style:name="P11" style:family="paragraph">
      <style:text-properties fo:color="#ff0000" fo:font-size="14pt" fo:font-style="normal" style:font-size-asian="14pt" style:font-style-asian="normal" style:font-size-complex="14pt" style:font-style-complex="normal"/>
    </style:style>
    <style:style style:name="P12" style:family="paragraph">
      <style:text-properties fo:color="#ff0000"/>
    </style:style>
    <style:style style:name="P13" style:family="paragraph">
      <style:text-properties fo:color="#ff0000" fo:font-size="14pt" fo:font-style="normal" style:font-style-asian="normal" style:font-style-complex="normal"/>
    </style:style>
    <style:style style:name="P14" style:family="paragraph">
      <style:text-properties fo:font-size="14pt" fo:font-style="normal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OpenSans"/>
    </style:style>
    <style:style style:name="T3" style:family="text">
      <style:text-properties style:font-name="Open Sans"/>
    </style:style>
    <style:style style:name="T4" style:family="text">
      <style:text-properties fo:color="#0000ff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ff0000" fo:font-size="14pt" fo:font-style="normal" style:font-size-asian="14pt" style:font-style-asian="normal" style:font-size-complex="14pt" style:font-style-complex="normal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3" draw:text-style-name="P1" xml:id="id2" draw:id="id2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1" draw:start-glue-point="1" draw:end-shape="id2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3" draw:start-glue-point="1" draw:end-shape="id2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4" draw:start-glue-point="1" draw:end-shape="id2" draw:end-glue-point="6" svg:d="M13124 5566h1306v1h1307" svg:viewBox="0 0 2614 2">
          <text:p/>
        </draw:connector>
        <draw:custom-shape draw:style-name="gr6" draw:text-style-name="P1" xml:id="id5" draw:id="id5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296cm" svg:height="1.741cm" svg:x="4.342cm" svg:y="8.487cm">
          <draw:text-box>
            <text:p text:style-name="P3"><text:span text:style-name="T2">Load</text:span></text:p>
            <text:p text:style-name="P3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5" draw:start-glue-point="1" draw:end-shape="id4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5" draw:start-glue-point="1" draw:end-shape="id3" svg:d="M6755 5566l2432 2894" svg:viewBox="0 0 2433 2895">
          <text:p/>
        </draw:connector>
        <draw:connector draw:style-name="gr8" draw:text-style-name="P1" draw:layer="layout" draw:type="line" svg:x1="6.755cm" svg:y1="5.566cm" svg:x2="9.187cm" svg:y2="2.518cm" draw:start-shape="id5" draw:start-glue-point="1" draw:end-shape="id1" svg:d="M6755 5566l2432-3048" svg:viewBox="0 0 2433 3049">
          <text:p/>
        </draw:connector>
        <draw:custom-shape draw:style-name="gr6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.674cm" svg:height="0.996cm" svg:x="0.381cm" svg:y="6.963cm">
          <draw:text-box>
            <text:p text:style-name="P4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6" draw:start-glue-point="1" draw:end-shape="id5" draw:end-glue-point="3" svg:d="M2945 5556l1905 10" svg:viewBox="0 0 1906 11">
          <text:p/>
        </draw:connector>
        <draw:frame draw:style-name="gr7" draw:layer="layout" svg:width="3.211cm" svg:height="0.962cm" svg:x="15.213cm" svg:y="6.963cm">
          <draw:text-box>
            <text:p>Database</text:p>
          </draw:text-box>
        </draw:frame>
      </draw:page>
      <draw:page draw:name="page2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9" draw:text-style-name="P1" xml:id="id8" draw:id="id8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7" draw:id="id7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7" draw:start-glue-point="1" draw:end-shape="id8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9" draw:start-glue-point="1" draw:end-shape="id8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10" draw:start-glue-point="1" draw:end-shape="id8" draw:end-glue-point="6" svg:d="M13124 5566h1306v1h1307" svg:viewBox="0 0 2614 2">
          <text:p/>
        </draw:connector>
        <draw:custom-shape draw:style-name="gr11" draw:text-style-name="P1" xml:id="id11" draw:id="id11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296cm" svg:height="1.741cm" svg:x="4.342cm" svg:y="8.487cm">
          <draw:text-box>
            <text:p text:style-name="P5"><text:span text:style-name="T2">Load</text:span></text:p>
            <text:p text:style-name="P5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11" draw:start-glue-point="1" draw:end-shape="id10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11" draw:start-glue-point="1" draw:end-shape="id9" svg:d="M6755 5566l2432 2894" svg:viewBox="0 0 2433 2895">
          <text:p/>
        </draw:connector>
        <draw:connector draw:style-name="gr8" draw:text-style-name="P1" draw:layer="layout" draw:type="line" svg:x1="6.755cm" svg:y1="5.566cm" svg:x2="9.187cm" svg:y2="2.518cm" draw:start-shape="id11" draw:start-glue-point="1" draw:end-shape="id7" svg:d="M6755 5566l2432-3048" svg:viewBox="0 0 2433 3049">
          <text:p/>
        </draw:connector>
        <draw:custom-shape draw:style-name="gr11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674cm" svg:height="0.996cm" svg:x="0.381cm" svg:y="6.963cm">
          <draw:text-box>
            <text:p text:style-name="P6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12" draw:start-glue-point="1" draw:end-shape="id11" draw:end-glue-point="3" svg:d="M2945 5556l1905 10" svg:viewBox="0 0 1906 11">
          <text:p/>
        </draw:connector>
        <draw:frame draw:style-name="gr7" draw:text-style-name="P7" draw:layer="layout" svg:width="3.211cm" svg:height="0.962cm" svg:x="15.213cm" svg:y="6.963cm">
          <draw:text-box>
            <text:p text:style-name="P7">Database</text:p>
          </draw:text-box>
        </draw:frame>
        <draw:frame draw:style-name="gr7" draw:text-style-name="P9" draw:layer="layout" svg:width="1.497cm" svg:height="0.806cm" svg:x="11.711cm" svg:y="8.763cm">
          <draw:text-box>
            <text:p text:style-name="P8"><text:span text:style-name="T4">v7.X</text:span></text:p>
          </draw:text-box>
        </draw:frame>
        <draw:frame draw:style-name="gr7" draw:text-style-name="P9" draw:layer="layout" svg:width="1.497cm" svg:height="0.806cm" svg:x="11.684cm" svg:y="5.969cm">
          <draw:text-box>
            <text:p text:style-name="P8"><text:span text:style-name="T4">v7.X</text:span></text:p>
          </draw:text-box>
        </draw:frame>
        <draw:frame draw:style-name="gr7" draw:text-style-name="P9" draw:layer="layout" svg:width="1.497cm" svg:height="0.806cm" svg:x="11.584cm" svg:y="2.921cm">
          <draw:text-box>
            <text:p text:style-name="P8"><text:span text:style-name="T4">v7.X</text:span></text:p>
          </draw:text-box>
        </draw:frame>
        <draw:frame draw:style-name="gr7" draw:text-style-name="P9" draw:layer="layout" svg:width="1.497cm" svg:height="0.806cm" svg:x="15.929cm" svg:y="7.83cm">
          <draw:text-box>
            <text:p text:style-name="P8"><text:span text:style-name="T4">v7.X</text:span></text:p>
          </draw:text-box>
        </draw:frame>
      </draw:page>
      <draw:page draw:name="page3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9" draw:text-style-name="P1" xml:id="id14" draw:id="id14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3" draw:id="id13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6" draw:id="id16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13" draw:start-glue-point="1" draw:end-shape="id14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15" draw:start-glue-point="1" draw:end-shape="id14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16" draw:start-glue-point="1" draw:end-shape="id14" draw:end-glue-point="6" svg:d="M13124 5566h1306v1h1307" svg:viewBox="0 0 2614 2">
          <text:p/>
        </draw:connector>
        <draw:custom-shape draw:style-name="gr11" draw:text-style-name="P1" xml:id="id17" draw:id="id17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296cm" svg:height="1.741cm" svg:x="4.342cm" svg:y="8.487cm">
          <draw:text-box>
            <text:p text:style-name="P5"><text:span text:style-name="T2">Load</text:span></text:p>
            <text:p text:style-name="P5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17" draw:start-glue-point="1" draw:end-shape="id16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17" draw:start-glue-point="1" draw:end-shape="id15" svg:d="M6755 5566l2432 2894" svg:viewBox="0 0 2433 2895">
          <text:p/>
        </draw:connector>
        <draw:connector draw:style-name="gr8" draw:text-style-name="P1" draw:layer="layout" draw:type="line" svg:x1="6.755cm" svg:y1="5.566cm" svg:x2="9.187cm" svg:y2="2.518cm" draw:start-shape="id17" draw:start-glue-point="1" draw:end-shape="id13" svg:d="M6755 5566l2432-3048" svg:viewBox="0 0 2433 3049">
          <text:p/>
        </draw:connector>
        <draw:custom-shape draw:style-name="gr11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8" draw:id="id18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674cm" svg:height="0.996cm" svg:x="0.381cm" svg:y="6.963cm">
          <draw:text-box>
            <text:p text:style-name="P6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18" draw:start-glue-point="1" draw:end-shape="id17" draw:end-glue-point="3" svg:d="M2945 5556l1905 10" svg:viewBox="0 0 1906 11">
          <text:p/>
        </draw:connector>
        <draw:frame draw:style-name="gr7" draw:text-style-name="P7" draw:layer="layout" svg:width="3.211cm" svg:height="0.962cm" svg:x="15.213cm" svg:y="6.963cm">
          <draw:text-box>
            <text:p text:style-name="P7">Database</text:p>
          </draw:text-box>
        </draw:frame>
        <draw:frame draw:style-name="gr7" draw:text-style-name="P11" draw:layer="layout" svg:width="1.497cm" svg:height="0.806cm" svg:x="16.029cm" svg:y="7.874cm">
          <draw:text-box>
            <text:p text:style-name="P10"><text:span text:style-name="T5">v7.Y</text:span></text:p>
          </draw:text-box>
        </draw:frame>
        <draw:frame draw:style-name="gr7" draw:text-style-name="P9" draw:layer="layout" svg:width="1.497cm" svg:height="0.806cm" svg:x="11.711cm" svg:y="8.763cm">
          <draw:text-box>
            <text:p text:style-name="P8"><text:span text:style-name="T4">v7.X</text:span></text:p>
          </draw:text-box>
        </draw:frame>
        <draw:frame draw:style-name="gr7" draw:text-style-name="P9" draw:layer="layout" svg:width="1.497cm" svg:height="0.806cm" svg:x="11.684cm" svg:y="5.969cm">
          <draw:text-box>
            <text:p text:style-name="P8"><text:span text:style-name="T4">v7.X</text:span></text:p>
          </draw:text-box>
        </draw:frame>
        <draw:frame draw:style-name="gr7" draw:text-style-name="P9" draw:layer="layout" svg:width="1.497cm" svg:height="0.806cm" svg:x="11.584cm" svg:y="2.921cm">
          <draw:text-box>
            <text:p text:style-name="P8"><text:span text:style-name="T4">v7.X</text:span></text:p>
          </draw:text-box>
        </draw:frame>
        <draw:frame draw:style-name="gr7" draw:text-style-name="P12" draw:layer="layout" svg:width="2.437cm" svg:height="0.962cm" svg:x="15.494cm" svg:y="2.721cm">
          <draw:text-box>
            <text:p><text:span text:style-name="T6">update</text:span></text:p>
          </draw:text-box>
        </draw:frame>
        <draw:custom-shape draw:style-name="gr12" draw:text-style-name="P1" draw:layer="layout" svg:width="3.353cm" svg:height="5.334cm" svg:x="15.013cm" svg:y="3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9" draw:text-style-name="P1" xml:id="id20" draw:id="id20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9" draw:id="id19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2" draw:id="id22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1" draw:id="id21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19" draw:start-glue-point="1" draw:end-shape="id20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21" draw:start-glue-point="1" draw:end-shape="id20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22" draw:start-glue-point="1" draw:end-shape="id20" draw:end-glue-point="6" svg:d="M13124 5566h1306v1h1307" svg:viewBox="0 0 2614 2">
          <text:p/>
        </draw:connector>
        <draw:custom-shape draw:style-name="gr11" draw:text-style-name="P1" xml:id="id23" draw:id="id23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296cm" svg:height="1.741cm" svg:x="4.342cm" svg:y="8.487cm">
          <draw:text-box>
            <text:p text:style-name="P5"><text:span text:style-name="T2">Load</text:span></text:p>
            <text:p text:style-name="P5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23" draw:start-glue-point="1" draw:end-shape="id22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23" draw:start-glue-point="1" draw:end-shape="id21" svg:d="M6755 5566l2432 2894" svg:viewBox="0 0 2433 2895">
          <text:p/>
        </draw:connector>
        <draw:connector draw:style-name="gr8" draw:text-style-name="P1" draw:layer="layout" draw:type="line" svg:x1="6.755cm" svg:y1="5.566cm" svg:x2="9.187cm" svg:y2="2.518cm" draw:start-shape="id23" draw:start-glue-point="1" draw:end-shape="id19" svg:d="M6755 5566l2432-3048" svg:viewBox="0 0 2433 3049">
          <text:p/>
        </draw:connector>
        <draw:custom-shape draw:style-name="gr11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24" draw:id="id24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674cm" svg:height="0.996cm" svg:x="0.381cm" svg:y="6.963cm">
          <draw:text-box>
            <text:p text:style-name="P6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24" draw:start-glue-point="1" draw:end-shape="id23" draw:end-glue-point="3" svg:d="M2945 5556l1905 10" svg:viewBox="0 0 1906 11">
          <text:p/>
        </draw:connector>
        <draw:frame draw:style-name="gr7" draw:text-style-name="P7" draw:layer="layout" svg:width="3.211cm" svg:height="0.962cm" svg:x="15.213cm" svg:y="6.963cm">
          <draw:text-box>
            <text:p text:style-name="P7">Database</text:p>
          </draw:text-box>
        </draw:frame>
        <draw:frame draw:style-name="gr7" draw:text-style-name="P11" draw:layer="layout" svg:width="1.497cm" svg:height="0.806cm" svg:x="16.029cm" svg:y="7.874cm">
          <draw:text-box>
            <text:p text:style-name="P13"><text:span text:style-name="T5">v7.Y</text:span></text:p>
          </draw:text-box>
        </draw:frame>
        <draw:frame draw:style-name="gr7" draw:text-style-name="P9" draw:layer="layout" svg:width="1.497cm" svg:height="0.806cm" svg:x="11.711cm" svg:y="8.763cm">
          <draw:text-box>
            <text:p text:style-name="P14"><text:span text:style-name="T4">v7.X</text:span></text:p>
          </draw:text-box>
        </draw:frame>
        <draw:frame draw:style-name="gr7" draw:text-style-name="P9" draw:layer="layout" svg:width="1.497cm" svg:height="0.806cm" svg:x="11.684cm" svg:y="5.969cm">
          <draw:text-box>
            <text:p text:style-name="P14"><text:span text:style-name="T4">v7.X</text:span></text:p>
          </draw:text-box>
        </draw:frame>
        <draw:frame draw:style-name="gr7" draw:text-style-name="P9" draw:layer="layout" svg:width="1.497cm" svg:height="0.806cm" svg:x="11.584cm" svg:y="2.921cm">
          <draw:text-box>
            <text:p text:style-name="P14"><text:span text:style-name="T4">v7.X</text:span></text:p>
          </draw:text-box>
        </draw:frame>
        <draw:line draw:style-name="gr13" draw:text-style-name="P1" draw:layer="layout" svg:x1="7.821cm" svg:y1="3.566cm" svg:x2="8.053cm" svg:y2="4.433cm">
          <text:p/>
        </draw:line>
        <draw:line draw:style-name="gr13" draw:text-style-name="P1" draw:layer="layout" svg:x1="8.37cm" svg:y1="3.884cm" svg:x2="7.503cm" svg:y2="4.116cm">
          <text:p/>
        </draw:line>
      </draw:page>
      <draw:page draw:name="page5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9" draw:text-style-name="P1" xml:id="id26" draw:id="id26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25" draw:id="id25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8" draw:id="id28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7" draw:id="id27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25" draw:start-glue-point="1" draw:end-shape="id26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27" draw:start-glue-point="1" draw:end-shape="id26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28" draw:start-glue-point="1" draw:end-shape="id26" draw:end-glue-point="6" svg:d="M13124 5566h1306v1h1307" svg:viewBox="0 0 2614 2">
          <text:p/>
        </draw:connector>
        <draw:custom-shape draw:style-name="gr11" draw:text-style-name="P1" xml:id="id29" draw:id="id29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296cm" svg:height="1.741cm" svg:x="4.342cm" svg:y="8.487cm">
          <draw:text-box>
            <text:p text:style-name="P5"><text:span text:style-name="T2">Load</text:span></text:p>
            <text:p text:style-name="P5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29" draw:start-glue-point="1" draw:end-shape="id28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29" draw:start-glue-point="1" draw:end-shape="id27" svg:d="M6755 5566l2432 2894" svg:viewBox="0 0 2433 2895">
          <text:p/>
        </draw:connector>
        <draw:custom-shape draw:style-name="gr11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30" draw:id="id30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674cm" svg:height="0.996cm" svg:x="0.381cm" svg:y="6.963cm">
          <draw:text-box>
            <text:p text:style-name="P6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30" draw:start-glue-point="1" draw:end-shape="id29" draw:end-glue-point="3" svg:d="M2945 5556l1905 10" svg:viewBox="0 0 1906 11">
          <text:p/>
        </draw:connector>
        <draw:frame draw:style-name="gr7" draw:text-style-name="P7" draw:layer="layout" svg:width="3.211cm" svg:height="0.962cm" svg:x="15.213cm" svg:y="6.963cm">
          <draw:text-box>
            <text:p text:style-name="P7">Database</text:p>
          </draw:text-box>
        </draw:frame>
        <draw:frame draw:style-name="gr7" draw:text-style-name="P11" draw:layer="layout" svg:width="1.497cm" svg:height="0.806cm" svg:x="16.029cm" svg:y="7.874cm">
          <draw:text-box>
            <text:p text:style-name="P13"><text:span text:style-name="T5">v7.Y</text:span></text:p>
          </draw:text-box>
        </draw:frame>
        <draw:frame draw:style-name="gr7" draw:text-style-name="P9" draw:layer="layout" svg:width="1.497cm" svg:height="0.806cm" svg:x="11.711cm" svg:y="8.763cm">
          <draw:text-box>
            <text:p text:style-name="P14"><text:span text:style-name="T4">v7.X</text:span></text:p>
          </draw:text-box>
        </draw:frame>
        <draw:frame draw:style-name="gr7" draw:text-style-name="P9" draw:layer="layout" svg:width="1.497cm" svg:height="0.806cm" svg:x="11.684cm" svg:y="5.969cm">
          <draw:text-box>
            <text:p text:style-name="P14"><text:span text:style-name="T4">v7.X</text:span></text:p>
          </draw:text-box>
        </draw:frame>
        <draw:frame draw:style-name="gr7" draw:text-style-name="P9" draw:layer="layout" svg:width="1.497cm" svg:height="0.806cm" svg:x="11.584cm" svg:y="2.921cm">
          <draw:text-box>
            <text:p text:style-name="P13"><text:span text:style-name="T5">v7.Y</text:span></text:p>
          </draw:text-box>
        </draw:frame>
      </draw:page>
      <draw:page draw:name="page6" draw:style-name="dp1" draw:master-page-name="Default">
        <draw:polygon draw:style-name="gr1" draw:layer="layout" svg:width="21cm" svg:height="15.75cm" svg:x="0cm" svg:y="0cm" svg:viewBox="0 0 21001 15751" draw:points="0,0 21001,0 21001,15751 0,15751">
          <text:p/>
        </draw:polygon>
        <draw:polygon draw:style-name="gr2" draw:layer="layout" svg:width="21cm" svg:height="15.75cm" svg:x="2.54cm" svg:y="1.775cm" svg:viewBox="0 0 21001 15751" draw:points="0,0 21001,0 21001,15751 0,15751">
          <text:p/>
        </draw:polygon>
        <draw:custom-shape draw:style-name="gr9" draw:text-style-name="P1" xml:id="id32" draw:id="id32" draw:layer="Layout" svg:width="1.905cm" svg:height="2.159cm" svg:x="15.737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31" draw:id="id31" draw:layer="Layout" svg:width="3.937cm" svg:height="2.286cm" svg:x="9.187cm" svg:y="1.375cm">
          <text:p text:style-name="P2"><text:span text:style-name="T1">Process Engine</text:span></text:p>
          <text:p text:style-name="P2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4" draw:id="id34" draw:layer="Layout" svg:width="3.937cm" svg:height="2.286cm" svg:x="9.187cm" svg:y="4.423cm">
          <text:p text:style-name="P2"><text:span text:style-name="T1">Process Engine</text:span></text:p>
          <text:p text:style-name="P2"><text:span text:style-name="T1">Nod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3" draw:id="id33" draw:layer="Layout" svg:width="3.937cm" svg:height="2.286cm" svg:x="9.187cm" svg:y="7.317cm">
          <text:p text:style-name="P2"><text:span text:style-name="T1">Process Engine</text:span></text:p>
          <text:p text:style-name="P2"><text:span text:style-name="T1">Node 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24cm" svg:y1="2.518cm" svg:x2="15.737cm" svg:y2="5.567cm" draw:start-shape="id31" draw:start-glue-point="1" draw:end-shape="id32" draw:end-glue-point="6" svg:d="M13124 2518h1306v3049h1307" svg:viewBox="0 0 2614 3050">
          <text:p/>
        </draw:connector>
        <draw:connector draw:style-name="gr5" draw:text-style-name="P1" draw:layer="layout" svg:x1="13.124cm" svg:y1="8.46cm" svg:x2="15.737cm" svg:y2="5.567cm" draw:start-shape="id33" draw:start-glue-point="1" draw:end-shape="id32" draw:end-glue-point="6" svg:d="M13124 8460h1306v-2893h1307" svg:viewBox="0 0 2614 2894">
          <text:p/>
        </draw:connector>
        <draw:connector draw:style-name="gr5" draw:text-style-name="P1" draw:layer="layout" svg:x1="13.124cm" svg:y1="5.566cm" svg:x2="15.737cm" svg:y2="5.567cm" draw:start-shape="id34" draw:start-glue-point="1" draw:end-shape="id32" draw:end-glue-point="6" svg:d="M13124 5566h1306v1h1307" svg:viewBox="0 0 2614 2">
          <text:p/>
        </draw:connector>
        <draw:custom-shape draw:style-name="gr11" draw:text-style-name="P1" xml:id="id35" draw:id="id35" draw:layer="Layout" svg:width="1.905cm" svg:height="5.08cm" svg:x="4.85cm" svg:y="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296cm" svg:height="1.741cm" svg:x="4.342cm" svg:y="8.487cm">
          <draw:text-box>
            <text:p text:style-name="P5"><text:span text:style-name="T2">Load</text:span></text:p>
            <text:p text:style-name="P5"><text:span text:style-name="T2">Balancer</text:span></text:p>
          </draw:text-box>
        </draw:frame>
        <draw:connector draw:style-name="gr8" draw:text-style-name="P1" draw:layer="layout" draw:type="lines" svg:x1="6.755cm" svg:y1="5.566cm" svg:x2="9.187cm" svg:y2="5.566cm" draw:start-shape="id35" draw:start-glue-point="1" draw:end-shape="id34" draw:end-glue-point="3" svg:d="M6755 5566h500 1430 502" svg:viewBox="0 0 2433 1">
          <text:p/>
        </draw:connector>
        <draw:connector draw:style-name="gr8" draw:text-style-name="P1" draw:layer="layout" draw:type="line" svg:x1="6.755cm" svg:y1="5.566cm" svg:x2="9.187cm" svg:y2="8.46cm" draw:start-shape="id35" draw:start-glue-point="1" draw:end-shape="id33" svg:d="M6755 5566l2432 2894" svg:viewBox="0 0 2433 2895">
          <text:p/>
        </draw:connector>
        <draw:connector draw:style-name="gr8" draw:text-style-name="P1" draw:layer="layout" draw:type="line" svg:x1="6.755cm" svg:y1="5.566cm" svg:x2="9.187cm" svg:y2="2.518cm" draw:start-shape="id35" draw:start-glue-point="1" draw:end-shape="id31" svg:d="M6755 5566l2432-3048" svg:viewBox="0 0 2433 3049">
          <text:p/>
        </draw:connector>
        <draw:custom-shape draw:style-name="gr11" draw:text-style-name="P1" draw:layer="Layout" svg:width="2.159cm" svg:height="2.159cm" svg:x="0.50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36" draw:id="id36" draw:layer="Layout" svg:width="2.159cm" svg:height="2.159cm" svg:x="0.786cm" svg:y="4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674cm" svg:height="0.996cm" svg:x="0.381cm" svg:y="6.963cm">
          <draw:text-box>
            <text:p text:style-name="P6"><text:span text:style-name="T3">Clients</text:span></text:p>
          </draw:text-box>
        </draw:frame>
        <draw:connector draw:style-name="gr8" draw:text-style-name="P1" draw:layer="layout" draw:type="line" svg:x1="2.945cm" svg:y1="5.556cm" svg:x2="4.85cm" svg:y2="5.566cm" draw:start-shape="id36" draw:start-glue-point="1" draw:end-shape="id35" draw:end-glue-point="3" svg:d="M2945 5556l1905 10" svg:viewBox="0 0 1906 11">
          <text:p/>
        </draw:connector>
        <draw:frame draw:style-name="gr7" draw:text-style-name="P7" draw:layer="layout" svg:width="3.211cm" svg:height="0.962cm" svg:x="15.213cm" svg:y="6.963cm">
          <draw:text-box>
            <text:p text:style-name="P7">Database</text:p>
          </draw:text-box>
        </draw:frame>
        <draw:frame draw:style-name="gr7" draw:text-style-name="P11" draw:layer="layout" svg:width="1.497cm" svg:height="0.806cm" svg:x="16.029cm" svg:y="7.874cm">
          <draw:text-box>
            <text:p text:style-name="P13"><text:span text:style-name="T5">v7.Y</text:span></text:p>
          </draw:text-box>
        </draw:frame>
        <draw:frame draw:style-name="gr7" draw:text-style-name="P9" draw:layer="layout" svg:width="1.497cm" svg:height="0.806cm" svg:x="11.711cm" svg:y="8.763cm">
          <draw:text-box>
            <text:p text:style-name="P14"><text:span text:style-name="T4">v7.X</text:span></text:p>
          </draw:text-box>
        </draw:frame>
        <draw:frame draw:style-name="gr7" draw:text-style-name="P9" draw:layer="layout" svg:width="1.497cm" svg:height="0.806cm" svg:x="11.684cm" svg:y="5.969cm">
          <draw:text-box>
            <text:p text:style-name="P14"><text:span text:style-name="T4">v7.X</text:span></text:p>
          </draw:text-box>
        </draw:frame>
        <draw:frame draw:style-name="gr7" draw:text-style-name="P11" draw:layer="layout" svg:width="1.497cm" svg:height="0.806cm" svg:x="11.584cm" svg:y="2.921cm">
          <draw:text-box>
            <text:p text:style-name="P13"><text:span text:style-name="T5">v7.Y</text:span></text:p>
          </draw:text-box>
        </draw:frame>
        <draw:line draw:style-name="gr14" draw:text-style-name="P1" draw:layer="layout" svg:x1="7.547cm" svg:y1="3.464cm" svg:x2="7.854cm" svg:y2="3.834cm">
          <text:p/>
        </draw:line>
        <draw:line draw:style-name="gr14" draw:text-style-name="P1" draw:layer="layout" svg:x1="8.482cm" svg:y1="3.156cm" svg:x2="7.801cm" svg:y2="3.8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 style:font-family-generic="swiss"/>
    <style:font-face style:name="OpenSans" svg:font-family="Open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6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9T07:24:35.852889007</dc:date>
    <meta:editing-duration>PT18M35S</meta:editing-duration>
    <meta:editing-cycles>13</meta:editing-cycles>
    <meta:generator>LibreOffice/4.2.8.2$Linux_X86_64 LibreOffice_project/420m0$Build-2</meta:generator>
    <meta:document-statistic meta:object-count="139"/>
  </office:meta>
</office:document-meta>
</file>